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roman"/>
    <style:font-face style:name="Noto Serif SC1" svg:font-family="'Noto Serif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font-weight="bold" officeooo:rsid="0006eb0b" officeooo:paragraph-rsid="0006eb0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weight="bold" officeooo:rsid="0006eb0b" officeooo:paragraph-rsid="0006eb0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weight="bold" officeooo:rsid="000897c9" officeooo:paragraph-rsid="000897c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officeooo:rsid="0006eb0b" officeooo:paragraph-rsid="0006eb0b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4pt" fo:font-weight="bold" officeooo:rsid="0006eb0b" officeooo:paragraph-rsid="0006eb0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4pt" fo:font-weight="bold" officeooo:rsid="0006eb0b" officeooo:paragraph-rsid="0006eb0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4pt" fo:font-weight="bold" officeooo:rsid="000897c9" officeooo:paragraph-rsid="000897c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officeooo:rsid="000897c9" officeooo:paragraph-rsid="000897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Proposal</text:p>
      <text:p text:style-name="P2">Collaboration [optional or required]</text:p>
      <text:p text:style-name="P3">[Project Name]</text:p>
      <text:p text:style-name="P4">[statement with your project’s name]</text:p>
      <text:p text:style-name="P4"/>
      <text:p text:style-name="P5">Goals &amp; Objectives</text:p>
      <text:p text:style-name="P4">[what your project has to achieve]</text:p>
      <text:p text:style-name="P4"/>
      <text:p text:style-name="P5">Current status</text:p>
      <text:p text:style-name="P4">[optional keep this only if you already started the project indipendently]</text:p>
      <text:p text:style-name="P4"/>
      <text:p text:style-name="P6">Required Contributions [optional]</text:p>
      <text:p text:style-name="P4">[where collaborators can help and how much effort is required]</text:p>
      <text:p text:style-name="P4"/>
      <text:p text:style-name="P6">Dependencies</text:p>
      <text:p text:style-name="P4">[what projects it relies on]</text:p>
      <text:p text:style-name="P4"/>
      <text:p text:style-name="P6">Expected Outcome</text:p>
      <text:p text:style-name="P4">[how the finished project should look like]</text:p>
      <text:p text:style-name="P4"/>
      <text:p text:style-name="P6">Timeline</text:p>
      <text:p text:style-name="P4">[optional]</text:p>
      <text:p text:style-name="P4"/>
      <text:p text:style-name="P7">Contacts</text:p>
      <text:p text:style-name="P8">[contact type]: [link or identifier]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roman"/>
    <style:font-face style:name="Noto Serif SC1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SC" fo:font-size="12pt" fo:language="en" fo:country="GB" style:letter-kerning="true" style:font-name-asian="Noto Serif SC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SC" fo:font-size="12pt" fo:language="en" fo:country="GB" style:letter-kerning="true" style:font-name-asian="Noto Serif SC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erif SC" fo:font-family="'Noto Serif SC'" style:font-family-generic="roman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erif SC" fo:font-family="'Noto Serif SC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erif SC" fo:font-family="'Noto Serif SC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 SC" fo:font-family="'Noto Serif SC'" style:font-family-generic="roman"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13:21:30.353916100</meta:creation-date>
    <dc:date>2025-08-23T13:42:59.773601600</dc:date>
    <meta:editing-duration>PT6M47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8" meta:word-count="71" meta:character-count="498" meta:non-whitespace-character-count="445"/>
  </office:meta>
</office:document-meta>
</file>